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2">
      <style:paragraph-properties fo:text-align="start" style:justify-single-word="false"/>
      <style:text-properties fo:font-weight="bold" style:font-weight-asian="bold"/>
    </style:style>
    <style:style style:name="P2" style:family="paragraph" style:parent-style-name="Standard" style:list-style-name="L2"/>
    <style:style style:name="P3" style:family="paragraph" style:parent-style-name="Standard" style:list-style-name="L3">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5">
      <style:paragraph-properties fo:text-align="start" style:justify-single-word="false"/>
      <style:text-properties fo:font-weight="normal" style:font-weight-asian="normal" style:font-weight-complex="normal"/>
    </style:style>
    <style:style style:name="P8" style:family="paragraph" style:parent-style-name="Standard" style:list-style-name="L7">
      <style:paragraph-properties fo:text-align="start" style:justify-single-word="false"/>
      <style:text-properties fo:font-weight="normal" style:font-weight-asian="normal" style:font-weight-complex="normal"/>
    </style:style>
    <style:style style:name="P9" style:family="paragraph" style:parent-style-name="Standard" style:list-style-name="L2">
      <style:text-properties fo:font-weight="normal" style:font-weight-asian="normal" style:font-weight-complex="normal"/>
    </style:style>
    <style:style style:name="P10" style:family="paragraph" style:parent-style-name="Standard" style:list-style-name="L2">
      <style:paragraph-properties fo:text-align="start" style:justify-single-word="false"/>
      <style:text-properties style:text-underline-style="solid" style:text-underline-width="auto" style:text-underline-color="font-color"/>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69cm" fo:text-indent="-0.635cm" fo:margin-left="8.86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88848567406631678" text:style-name="L1">
        <text:list-item>
          <text:p text:style-name="P5"><text:span text:style-name="T2">Test-User-Stories</text:span></text:p>
          <text:list>
            <text:list-header>
              <text:p text:style-name="P5"><text:span text:style-name="T1">WorldMap Logik</text:span></text:p>
            </text:list-header>
          </text:list>
        </text:list-item>
      </text:list>
      <text:list xml:id="list2294151006564155261" text:style-name="L2">
        <text:list-item>
          <text:list>
            <text:list-item>
              <text:list>
                <text:list-item>
                  <text:p text:style-name="P1">Weltkarte erstmals betreten</text:p>
                </text:list-item>
              </text:list>
            </text:list-item>
          </text:list>
        </text:list-item>
      </text:list>
      <text:list xml:id="list8403375392231142434" text:style-name="L3">
        <text:list-item>
          <text:list>
            <text:list-item>
              <text:list>
                <text:list-item>
                  <text:list>
                    <text:list-item>
                      <text:p text:style-name="P3">Nachdem ich als Spieler im Hauptbildschirm einen neuen Spielslot ausgewählt <text:s/>und meinen Namen eingegeben habe, werde ich begrüßt und kurz in die Nutzung der Weltkarte eingeführt</text:p>
                    </text:list-item>
                  </text:list>
                </text:list-item>
              </text:list>
            </text:list-item>
          </text:list>
        </text:list-item>
      </text:list>
      <text:list xml:id="list33177633" text:continue-list="list2294151006564155261" text:style-name="L2">
        <text:list-item>
          <text:list>
            <text:list-item>
              <text:list>
                <text:list-item>
                  <text:p text:style-name="P1">Navigation in der Weltkarte</text:p>
                  <text:list>
                    <text:list-item>
                      <text:p text:style-name="P4">Ich kann als Spieler durch das drücken von Buttons oder durch die Nutzung von Wischgesten mein Pferd von Stadt zu Stadt reiten lassen</text:p>
                    </text:list-item>
                  </text:list>
                </text:list-item>
                <text:list-item>
                  <text:p text:style-name="P1">Betreten von Städten</text:p>
                  <text:list>
                    <text:list-item>
                      <text:p text:style-name="P4">Ich kann als Spieler eine Stadt betreten</text:p>
                    </text:list-item>
                  </text:list>
                </text:list-item>
                <text:list-item>
                  <text:p text:style-name="P1">Anzeigen von Städteinfos</text:p>
                  <text:list>
                    <text:list-item>
                      <text:p text:style-name="P4">Ich kann mir als Spieler Informationen über die Stadt anzeigen lassen, in der ich mich befinde</text:p>
                    </text:list-item>
                  </text:list>
                </text:list-item>
                <text:list-item>
                  <text:p text:style-name="P1">Starten von Spielen</text:p>
                  <text:list>
                    <text:list-item>
                      <text:p text:style-name="P4">Ich kann als Spieler in einer Stadt die dort befindlichen Spiele starten</text:p>
                    </text:list-item>
                  </text:list>
                </text:list-item>
                <text:list-item>
                  <text:p text:style-name="P1">Erneutes betreten der Weltkarte innerhalb einer Sitzung</text:p>
                </text:list-item>
              </text:list>
            </text:list-item>
          </text:list>
        </text:list-item>
      </text:list>
      <text:list xml:id="list8677258966647029101" text:style-name="L5">
        <text:list-item>
          <text:p text:style-name="P7">Wechsle ich als Spieler während eines laufenden Spiels erneut zur Weltkarte, befinde ich mich ohne zeitliche Umwege wieder in der Stadt in der ich zuletzt war</text:p>
        </text:list-item>
      </text:list>
      <text:list xml:id="list33177755" text:continue-list="list33177633" text:style-name="L2">
        <text:list-item>
          <text:list>
            <text:list-item>
              <text:list>
                <text:list-item>
                  <text:p text:style-name="P1">Erneutes betreten der Weltkarte bei neuer Sitzung</text:p>
                </text:list-item>
              </text:list>
            </text:list-item>
          </text:list>
        </text:list-item>
      </text:list>
      <text:list xml:id="list5964427774832090628" text:style-name="L7">
        <text:list-item>
          <text:p text:style-name="P8">Navigiere ich als Spieler mit einem vorhanden Spielstand zur Weltkarte, werde ich nicht nochmals in die Nutzung der Weltkarte eingeführt und befinde mich in der Stadt in der ich zuletzt war</text:p>
        </text:list-item>
      </text:list>
      <text:list xml:id="list33164980" text:continue-list="list33177755" text:style-name="L2">
        <text:list-item>
          <text:list>
            <text:list-item>
              <text:list>
                <text:list-header>
                  <text:p text:style-name="P10"/>
                </text:list-header>
              </text:list>
            </text:list-item>
          </text:list>
        </text:list-item>
        <text:list-item>
          <text:p text:style-name="P2"><text:span text:style-name="T4">Testergebnisse</text:span></text:p>
          <text:list>
            <text:list-item>
              <text:list>
                <text:list-item>
                  <text:p text:style-name="P2"><text:span text:style-name="T4">Test OK</text:span></text:p>
                  <text:p text:style-name="P2"><text:span text:style-name="T5">Nach der Auswahl des Spielslots und der Eingabe des Namens folgt eine Eingangsanimation, in der man zu nächst die Welt sieht und dann Deutschland herangezoomt wird. Es folgt ein scrollbares Textpopup mit einer namentlichen Begrüßung und einer kurzen Einführung.</text:span></text:p>
                </text:list-item>
                <text:list-item>
                  <text:p text:style-name="P2"><text:span text:style-name="T4">Test OK</text:span></text:p>
                  <text:p text:style-name="P9"><text:span text:style-name="T3">Es erscheint ein UI mit einer Stadtflagge und jeweils einem Button rechts und links davon. Klickt man auf diese, so wandert das Pferd auf der Karte zur nächsten Stadt.</text:span></text:p>
                </text:list-item>
                <text:list-item>
                  <text:p text:style-name="P2"><text:span text:style-name="T4">Test OK</text:span></text:p>
                  <text:p text:style-name="P9"><text:soft-page-break/><text:span text:style-name="T3">Beim Klicken auf die Flagge oder die pulsierende Stadtmarkierung unterhalb des Pferdes erscheint ein Stadtbildschirm.</text:span></text:p>
                </text:list-item>
                <text:list-item>
                  <text:p text:style-name="P2"><text:span text:style-name="T4">Test OK</text:span></text:p>
                  <text:p text:style-name="P9"><text:span text:style-name="T3">Durch Klicken auf den Infobutton am oberen Bildschirmrand auf dem Stadtbildschirm <text:s/>wird eine kurze Beschreibung der Stadt angezeigt.</text:span></text:p>
                </text:list-item>
                <text:list-item>
                  <text:p text:style-name="P2"><text:span text:style-name="T4">Test OK</text:span></text:p>
                  <text:p text:style-name="P9"><text:span text:style-name="T3">Bei erneutem Betreten entfällt die Eingangsanimation und das Pferd steht in der Stadt in der man zuletzt war.</text:span></text:p>
                </text:list-item>
                <text:list-item>
                  <text:p text:style-name="P2"><text:span text:style-name="T4">Test teilweise OK</text:span></text:p>
                  <text:p text:style-name="P9"><text:span text:style-name="T3">Es kommt wieder eine Eingangsanimation, dieses Mal entfällt jedoch das Textpopup mit der Einführung. Das Pferd steht in der Stadt, die zuletzt aktiv war. Wechsle ich jedoch den Spielstand und betrete erneut die Weltkarte, steht das Pferd dort wo es sich im vorherigen Spielstand zuletzt befand, nicht dort wo es in dem aktiven Spielstand zuletzt war.</text:span></text:p>
                </text:list-item>
              </text:list>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ohit Hindi1" svg:font-family="'Lohit Hindi'"/>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Contents_20_Heading" style:display-name="Contents Heading" style:family="paragraph" style:parent-style-name="Heading" style:class="index">
      <style:paragraph-properties fo:margin-left="0cm" fo:margin-right="0cm" fo:margin-top="0cm" fo:margin-bottom="0.282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282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282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font-weight="normal" style:font-weight-asian="normal" style:font-name-complex="Calibri1"/>
    </style:style>
    <style:style style:name="ListLabel_20_2" style:display-name="ListLabel 2" style:family="text">
      <style:text-properties style:font-name-complex="Courier New"/>
    </style:style>
    <style:style style:name="ListLabel_20_3" style:display-name="ListLabel 3"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ian Reiber</meta:initial-creator>
    <dc:creator>Viktor Winkelmann</dc:creator>
    <meta:editing-cycles>316</meta:editing-cycles>
    <meta:creation-date>2014-12-03T11:09:00</meta:creation-date>
    <dc:date>2015-01-11T13:00:26</dc:date>
    <meta:editing-duration>PT1H49M18S</meta:editing-duration>
    <meta:generator>OpenOffice/4.1.1$Win32 OpenOffice.org_project/411m6$Build-9775</meta:generator>
    <meta:document-statistic meta:table-count="0" meta:image-count="0" meta:object-count="0" meta:page-count="2" meta:paragraph-count="30" meta:word-count="386" meta:character-count="23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